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c6f29" officeooo:paragraph-rsid="001c6f29"/>
    </style:style>
    <style:style style:name="P2" style:family="paragraph" style:parent-style-name="Standard">
      <style:text-properties officeooo:rsid="001c6f29" officeooo:paragraph-rsid="001c6f29"/>
    </style:style>
    <style:style style:name="T1" style:family="text">
      <style:text-properties officeooo:rsid="001c6f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¡Bienvenidos a Caracabra!</text:p>
      <text:p text:style-name="Text_20_body">En Caracabra, nuestra misión es ofrecer una experiencia única que despierte tus sentidos y te transporte a un mundo de sabores y aromas exquisitos. Situados en el corazón de <text:span text:style-name="T1">la ciudad</text:span>, nuestra acogedora cafetería es el lugar perfecto para relajarte, trabajar o disfrutar de una conversación amena con amigos.</text:p>
      <text:p text:style-name="Text_20_body">Desde nuestro café de especialidad, cuidadosamente seleccionado y tostado, hasta nuestros deliciosos postres y snacks, cada detalle está pensado para brindarte lo mejor. Nuestro equipo de baristas apasionados se dedica a preparar cada taza con amor y precisión, garantizando una experiencia inolvidable en cada sorbo.</text:p>
      <text:p text:style-name="Text_20_body">Además de nuestro excelente café, en Caracabra encontrarás una amplia variedad de tés, bebidas artesanales y opciones saludables que se adaptan a todos los gustos y necesidades dietéticas. Nuestra atmósfera cálida y acogedora, con una decoración única y toques artísticos, te invita a quedarte y disfrutar de un momento de tranquilidad.</text:p>
      <text:p text:style-name="Text_20_body">Ya sea que busques un lugar para comenzar tu día, una pausa revitalizante en la tarde o un espacio para reuniones informales, Caracabra es tu destino ideal. Ven y descubre por qué somos más que una cafetería: somos una experiencia para el alma.</text:p>
      <text:p text:style-name="Text_20_body">¡Te esperamos en Caracabra, donde el café y la magia se encuentran!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lvador</meta:initial-creator>
    <meta:creation-date>2022-11-11T06:15:49.658385555</meta:creation-date>
    <meta:generator>LibreOffice/7.3.7.2$Linux_X86_64 LibreOffice_project/30$Build-2</meta:generator>
    <dc:date>2024-06-21T11:26:00.763697837</dc:date>
    <dc:creator>Salvador</dc:creator>
    <meta:editing-duration>PT2M55S</meta:editing-duration>
    <meta:editing-cycles>1</meta:editing-cycles>
    <meta:document-statistic meta:table-count="0" meta:image-count="0" meta:object-count="0" meta:page-count="1" meta:paragraph-count="6" meta:word-count="203" meta:character-count="1297" meta:non-whitespace-character-count="1100"/>
  </office:meta>
</office:document-meta>
</file>